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5.48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text-properties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text:span text:style-name="T1"> </text:span><text:span text:style-name="T1"><text:placeholder text:placeholder-type="text" text:description="o.partner_id.street3">&lt;o.partner_id and o.partner_id.street3 or ''&gt;</text:placeholder></text:span><text:span text:style-name="T1"> 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14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and o.port_of_loading_id.name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3-31T17:12:36</dc:date>
    <meta:editing-duration>PT14H14M28S</meta:editing-duration>
    <meta:editing-cycles>264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1" meta:word-count="204" meta:character-count="2398" meta:non-whitespace-character-count="2052"/>
  </office:meta>
</office:document-meta>
</file>